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7.014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333333"/>
    </style:style>
    <style:style style:name="ce3" style:family="table-cell" style:parent-style-name="Default">
      <style:table-cell-properties fo:background-color="#4c4c4c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office:value-type="string">
            <text:p>Target</text:p>
          </table:table-cell>
          <table:table-cell office:value-type="string">
            <text:p>Type</text:p>
          </table:table-cell>
          <table:table-cell office:value-type="string">
            <text:p>Issue</text:p>
          </table:table-cell>
          <table:table-cell office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ature</text:p>
          </table:table-cell>
          <table:table-cell office:value-type="string">
            <text:p>create About text</text:p>
          </table:table-cell>
          <table:table-cell office:value-type="string">
            <text:p>need text describing what site is about, etc. <text:s/>Additional link from homepage?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ature</text:p>
          </table:table-cell>
          <table:table-cell office:value-type="string">
            <text:p>List some works on Homepag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ature</text:p>
          </table:table-cell>
          <table:table-cell office:value-type="string">
            <text:p>Create homepage tex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ature</text:p>
          </table:table-cell>
          <table:table-cell office:value-type="string">
            <text:p>In-Line player on Music browsing page</text:p>
          </table:table-cell>
          <table:table-cell office:value-type="string">
            <text:p>Maybe show in an Ajax panel. <text:s/>Need for both collections and singl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ature</text:p>
          </table:table-cell>
          <table:table-cell office:value-type="string">
            <text:p>Collection Detail page</text:p>
          </table:table-cell>
          <table:table-cell office:value-type="string">
            <text:p>need to display all info, plus list songs with in-line player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ature</text:p>
          </table:table-cell>
          <table:table-cell office:value-type="string">
            <text:p>Work Detail page</text:p>
          </table:table-cell>
          <table:table-cell office:value-type="string">
            <text:p>display info plus play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ature</text:p>
          </table:table-cell>
          <table:table-cell office:value-type="string">
            <text:p>Artist list page</text:p>
          </table:table-cell>
          <table:table-cell office:value-type="string">
            <text:p>need to show thumbnail image and summary info, possibly a sample of 1 so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ature</text:p>
          </table:table-cell>
          <table:table-cell office:value-type="string">
            <text:p>Artist profile page</text:p>
          </table:table-cell>
          <table:table-cell office:value-type="string">
            <text:p>Show all info, link to collection/song detail pag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ature</text:p>
          </table:table-cell>
          <table:table-cell office:value-type="string">
            <text:p>My Music Contol Panel</text:p>
          </table:table-cell>
          <table:table-cell office:value-type="string">
            <text:p>on MyMusic Page - quick links to common task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ature</text:p>
          </table:table-cell>
          <table:table-cell office:value-type="string">
            <text:p>My Music :new-user wizard / orientation</text:p>
          </table:table-cell>
          <table:table-cell office:value-type="string">
            <text:p>if new user, quickly walk through setting up artist and song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Bug</text:p>
          </table:table-cell>
          <table:table-cell table:style-name="ce1" office:value-type="string">
            <text:p>Upload image for collection</text:p>
          </table:table-cell>
          <table:table-cell table:style-name="ce1" office:value-type="string">
            <text:p>doesn't save image data. <text:s/>Must resize and handle saving hi-res and screen-res versions</text:p>
          </table:table-cell>
          <table:table-cell table:style-name="ce1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office:value-type="string">
            <text:p>disable up/down if at top or bottom</text:p>
          </table:table-cell>
          <table:table-cell office:value-type="string">
            <text:p>both for songs and collectio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ature</text:p>
          </table:table-cell>
          <table:table-cell office:value-type="string">
            <text:p>track listens and downloads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ature</text:p>
          </table:table-cell>
          <table:table-cell office:value-type="string">
            <text:p>Links to download works</text:p>
          </table:table-cell>
          <table:table-cell office:value-type="string">
            <text:p>need everywhere there is a player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Show generic images for collections and artists</text:p>
          </table:table-cell>
          <table:table-cell table:style-name="ce2"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Feature</text:p>
          </table:table-cell>
          <table:table-cell table:style-name="ce3" office:value-type="string">
            <text:p>Allow user to add tags to works</text:p>
          </table:table-cell>
          <table:table-cell table:style-name="ce3"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ature</text:p>
          </table:table-cell>
          <table:table-cell office:value-type="string">
            <text:p>Click on image to replace/remov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ature</text:p>
          </table:table-cell>
          <table:table-cell office:value-type="string">
            <text:p>In-line editing of work titles, etc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sk</text:p>
          </table:table-cell>
          <table:table-cell office:value-type="string">
            <text:p>Change My Music to Your Music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sk</text:p>
          </table:table-cell>
          <table:table-cell office:value-type="string">
            <text:p>Validation</text:p>
          </table:table-cell>
          <table:table-cell office:value-type="string">
            <text:p>Enforce data validation using constructors and setters in model. Add Jquery client validation for convenience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ature</text:p>
          </table:table-cell>
          <table:table-cell office:value-type="string">
            <text:p>Improve player</text:p>
          </table:table-cell>
          <table:table-cell office:value-type="string">
            <text:p>look into existing oss player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ature</text:p>
          </table:table-cell>
          <table:table-cell office:value-type="string">
            <text:p>Don't save temp files </text:p>
          </table:table-cell>
          <table:table-cell office:value-type="string">
            <text:p>Audio creation process should be able to use in-memory streams only</text:p>
          </table:table-cell>
          <table:table-cell table:number-columns-repeated="1020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0">09/10/2009</text:date>, <text:time>22:4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.martines</meta:initial-creator>
    <meta:creation-date>2009-08-28T15:45:51</meta:creation-date>
    <dc:date>2009-09-10T22:45:21.44</dc:date>
    <meta:generator>OpenOffice.org/3.0$Win32 OpenOffice.org_project/300m9$Build-9358</meta:generator>
    <meta:editing-duration>PT00H59M05S</meta:editing-duration>
    <meta:editing-cycles>5</meta:editing-cycles>
    <meta:document-statistic meta:table-count="3" meta:cell-count="84" meta:object-count="0"/>
  </office:meta>
</office:document-meta>
</file>